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4" style:family="paragraph" style:parent-style-name="Standard" style:list-style-name="WWNum2">
      <style:text-properties officeooo:paragraph-rsid="0014fb42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style:text-line-through-style="solid" style:text-line-through-type="single"/>
    </style:style>
    <style:style style:name="P11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1.5in" fo:margin-right="0in" fo:text-indent="-0.25in" style:auto-text-indent="false"/>
      <style:text-properties officeooo:paragraph-rsid="001490d2"/>
    </style:style>
    <style:style style:name="P13" style:family="paragraph" style:parent-style-name="Standard" style:list-style-name="WWNum2">
      <style:paragraph-properties fo:margin-left="1.5in" fo:margin-right="0in" fo:text-indent="-0.25in" style:auto-text-indent="false"/>
      <style:text-properties style:text-line-through-style="solid" style:text-line-through-type="single"/>
    </style:style>
    <style:style style:name="P14" style:family="paragraph" style:parent-style-name="Standard" style:list-style-name="WWNum2">
      <style:paragraph-properties fo:margin-left="1.5in" fo:margin-right="0in" fo:margin-top="0in" fo:margin-bottom="0in" loext:contextual-spacing="true" fo:text-indent="-0.25in" style:auto-text-indent="false"/>
      <style:text-properties style:text-line-through-style="solid" style:text-line-through-type="singl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490d2"/>
    </style:style>
    <style:style style:name="T3" style:family="text">
      <style:text-properties officeooo:rsid="0014f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ìm kiếm bãi đỗ xe</text:p>
      <text:p text:style-name="P1">Sử dụng Graph Data</text:p>
      <text:p text:style-name="P1">Requirement: </text:p>
      <text:list xml:id="list7568744508463586836" text:style-name="WWNum2">
        <text:list-item>
          <text:p text:style-name="P5">Actor:</text:p>
          <text:list>
            <text:list-item>
              <text:p text:style-name="P8"><text:bookmark-start text:name="__DdeLink__83_99772415"/>Guest<text:bookmark-end text:name="__DdeLink__83_99772415"/>: Người dùng không đăng nhập</text:p>
            </text:list-item>
            <text:list-item>
              <text:p text:style-name="P9"><text:bookmark-start text:name="__DdeLink__85_99772415"/>User<text:bookmark-end text:name="__DdeLink__85_99772415"/>: Người dùng đã đăng nhập</text:p>
            </text:list-item>
            <text:list-item>
              <text:p text:style-name="P10">Wardener: Người trông xe</text:p>
            </text:list-item>
            <text:list-item>
              <text:p text:style-name="P8"><text:bookmark-start text:name="__DdeLink__87_99772415"/>Admin<text:bookmark-end text:name="__DdeLink__87_99772415"/>: Người quản trị hệ thống</text:p>
            </text:list-item>
          </text:list>
        </text:list-item>
        <text:list-item>
          <text:p text:style-name="P7">Action:</text:p>
          <text:list>
            <text:list-item>
              <text:p text:style-name="P8">Guest:</text:p>
              <text:list>
                <text:list-item>
                  <text:p text:style-name="P11">Hiển thị bãi đỗ xe xung quanh (có thể chọn vị trí bất kỳ)</text:p>
                </text:list-item>
                <text:list-item>
                  <text:p text:style-name="P13">Tìm kiếm, chỉ đường đến bãi đỗ xe gần nhất (có thể chọn vị trí bất kỳ trên bản đồ hoặc điền địa chỉ vào thanh tìm kiếm)</text:p>
                </text:list-item>
                <text:list-item>
                  <text:p text:style-name="P11">Hiện thông tin về bãi đỗ xe đã chọn</text:p>
                </text:list-item>
                <text:list-item>
                  <text:p text:style-name="P11">Like, unlike đánh giá của người khác</text:p>
                </text:list-item>
              </text:list>
            </text:list-item>
            <text:list-item>
              <text:p text:style-name="P8">Use &lt; Guest:</text:p>
              <text:list>
                <text:list-item>
                  <text:p text:style-name="P11">Quản lý tài khoản </text:p>
                </text:list-item>
                <text:list-item>
                  <text:p text:style-name="P12">Thêm, cập nhật bãi đỗ xe (thông tin bao gồm tên, vị trí, giá tiền, phương thức liên lạc, <text:span text:style-name="T1">ảnh</text:span>, ….) (<text:span text:style-name="T2">cần admin phê duyệt</text:span>)</text:p>
                </text:list-item>
                <text:list-item>
                  <text:p text:style-name="P11">Gửi đánh giá, phản ánh về bãi đỗ xe</text:p>
                </text:list-item>
                <text:list-item>
                  <text:p text:style-name="P11">Lưu bãi đỗ xe ưa thích</text:p>
                </text:list-item>
                <text:list-item>
                  <text:p text:style-name="P11"><text:span text:style-name="T1">Đánh dấu khu vực quan tâm (cơ quan,...) để nếu có bãi gửi xe mới (gần hơn) sẽ nhận được thông báo (thông báo trên trang web, email, tin nhắn,...)</text:span></text:p>
                </text:list-item>
              </text:list>
            </text:list-item>
            <text:list-item>
              <text:p text:style-name="P10">Wardener &gt; User:</text:p>
              <text:list>
                <text:list-item>
                  <text:p text:style-name="P14">Có các chức năng của User TRỪ gửi đánh giá, bình luận, phản ánh về bãi đỗ xe.</text:p>
                </text:list-item>
                <text:list-item>
                  <text:p text:style-name="P14">Ẩn/hiện bãi đỗ xe của mình nếu bãi đỗ xe quá tải</text:p>
                </text:list-item>
              </text:list>
            </text:list-item>
            <text:list-item>
              <text:p text:style-name="P8">Admin:</text:p>
              <text:list>
                <text:list-item>
                  <text:p text:style-name="P11">Phê duyệt bãi đỗ xe</text:p>
                </text:list-item>
                <text:list-item>
                  <text:p text:style-name="P11">Quản lý User, <text:span text:style-name="T1">Wardener</text:span></text:p>
                </text:list-item>
                <text:list-item>
                  <text:p text:style-name="P4">Kiểm soát (<text:span text:style-name="T3">xóa</text:span>) bình luận </text:p>
                </text:list-item>
                <text:list-item>
                  <text:p text:style-name="P13">Thêm sự kiện để thông báo khả năng bãi đỗ xe sẽ quá tải (ví dụ: 2/9 các điểm vui chơi sẽ thường quá tải =&gt; đưa ra dự báo cho người dùng</text:p>
                </text:list-item>
              </text:list>
            </text:list-item>
          </text:list>
        </text:list-item>
      </text:list>
      <text:p text:style-name="P2">********************************************************************************************************</text:p>
      <text:list xml:id="list1140408399890817543" text:style-name="WWNum1">
        <text:list-item>
          <text:p text:style-name="P6">Thông tin cơ bản của người dùng có lẽ chỉ cần email hoặc số điện thoại</text:p>
        </text:list-item>
        <text:list-item>
          <text:p text:style-name="P6">Requirement có gạch ngang có vẻ khó với hơi thủ công, nếu còn thời gian thì là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vi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vi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10T15:25:28.325216840</dc:date>
    <meta:editing-duration>PT1H12M21S</meta:editing-duration>
    <meta:editing-cycles>1</meta:editing-cycles>
    <meta:document-statistic meta:table-count="0" meta:image-count="0" meta:object-count="0" meta:page-count="1" meta:paragraph-count="31" meta:word-count="312" meta:character-count="1412" meta:non-whitespace-character-count="1155"/>
  </office:meta>
</office:document-meta>
</file>